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py and insert these to the other sheet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14" table:display-filter-buttons="true" table:orientation="column">
          <table:filter>
            <table:filter-and>
              <table:filter-condition table:field-number="0" table:value="" table:operator="=">
                <table:filter-set-item table:value=""/>
                <table:filter-set-item table:value="Dog"/>
                <table:filter-set-item table:value="Sheep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00.00.00</text:date>, <text:time style:data-style-name="N2" text:time-value="10:35:57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4-12T10:32:46.466000000</meta:creation-date>
    <dc:date>2021-02-02T10:36:56.453000000</dc:date>
    <meta:editing-duration>PT4M59S</meta:editing-duration>
    <meta:editing-cycles>3</meta:editing-cycles>
    <meta:generator>LibreOfficeDev/7.2.0.0.alpha0$Windows_X86_64 LibreOffice_project/318d384c596c1593667d6c936f55bf6ebd0c5db6</meta:generator>
    <dc:creator>bbbb aaaa</dc:creator>
    <meta:document-statistic meta:table-count="2" meta:cell-count="29" meta:object-count="0"/>
  </office:meta>
</office:document-meta>
</file>